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072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3.852cm"/>
    </style:style>
    <style:style style:name="co6" style:family="table-column">
      <style:table-column-properties fo:break-before="auto" style:column-width="14.6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/>
        </table:table-row>
        <table:table-row table:style-name="ro2">
          <table:table-cell table:number-columns-repeated="4"/>
          <table:table-cell table:style-name="Default"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/>
        </table:table-row>
        <table:table-row table:style-name="ro2">
          <table:table-cell table:number-columns-repeated="4"/>
          <table:table-cell table:style-name="Default"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office:value-type="string">
            <text:p>Mo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Fri</text:p>
          </table:table-cell>
          <table:table-cell office:value-type="string">
            <text:p>Print off 7 papers on CRFs/RNNs</text:p>
          </table:table-cell>
          <table:table-cell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at</text:p>
          </table:table-cell>
          <table:table-cell office:value-type="string">
            <text:p>Make 2 week plan to present</text:p>
          </table:table-cell>
          <table:table-cell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Read / make notes from 1 paper</text:p>
          </table:table-cell>
          <table:table-cell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</table:table-row>
        <table:table-row table:style-name="ro2">
          <table:table-cell table:number-columns-repeated="4"/>
          <table:table-cell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Mon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Project Tasks (17<text:span text:style-name="T1">th</text:span> Apr - 30<text:span text:style-name="T1">th</text:span> Apr; 2 weeks)</text:p>
          </table:table-cell>
          <table:table-cell table:number-columns-repeated="2"/>
          <table:table-cell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F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table:number-columns-repeated="2"/>
          <table:table-cell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table:number-columns-repeated="2"/>
          <table:table-cell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number-columns-repeated="2"/>
          <table:table-cell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office:value-type="string">
            <text:p>F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table:number-columns-repeated="2"/>
          <table:table-cell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Deep, Conv, and Recurrent Models for HAR”</text:p>
          </table:table-cell>
          <table:table-cell table:number-columns-repeated="2"/>
          <table:table-cell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2"/>
          <table:table-cell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2"/>
          <table:table-cell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ness Ranking with Lattice Conditional Ordinal Random Fields”</text:span></text:p>
          </table:table-cell>
          <table:table-cell table:number-columns-repeated="2"/>
          <table:table-cell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table:number-columns-repeated="2"/>
          <table:table-cell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2"/>
          <table:table-cell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F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table:number-columns-repeated="2"/>
          <table:table-cell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HAR and Pattern Discovery”</text:p>
          </table:table-cell>
          <table:table-cell table:number-columns-repeated="2"/>
          <table:table-cell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2"/>
          <table:table-cell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F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2"/>
          <table:table-cell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2"/>
          <table:table-cell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2"/>
          <table:table-cell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2"/>
          <table:table-cell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2"/>
          <table:table-cell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2"/>
          <table:table-cell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2"/>
          <table:table-cell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Fri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office:value-type="string">
            <text:p>Su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office:value-type="string">
            <text:p>Tue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office:value-type="string">
            <text:p>Fri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25/04/2019</text:date>, <text:time>17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4-25T17:32:03.31</dc:date>
    <meta:editing-duration>PT2H32M51S</meta:editing-duration>
    <meta:editing-cycles>43</meta:editing-cycles>
    <meta:generator>OpenOffice/4.1.5$Win32 OpenOffice.org_project/415m1$Build-9789</meta:generator>
    <meta:document-statistic meta:table-count="3" meta:cell-count="278" meta:object-count="0"/>
  </office:meta>
</office:document-meta>
</file>